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Helvetica" svg:font-family="Helvetica, Arial, sans-serif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b506"/>
    </style:style>
    <style:style style:name="P2" style:family="paragraph" style:parent-style-name="Standard">
      <style:text-properties officeooo:paragraph-rsid="00270141"/>
    </style:style>
    <style:style style:name="P3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officeooo:paragraph-rsid="001fb50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font-style="normal" style:text-underline-style="none" fo:font-weight="normal" officeooo:rsid="004516f7" officeooo:paragraph-rsid="004516f7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ans" fo:font-size="12pt" style:text-underline-style="none" fo:font-weight="normal" officeooo:rsid="00270141" officeooo:paragraph-rsid="00270141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ans" fo:font-size="12pt" style:text-underline-style="none" fo:font-weight="normal" officeooo:paragraph-rsid="00270141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ans" fo:font-size="12pt" style:text-underline-style="none" fo:font-weight="normal" officeooo:rsid="002b7ef8" officeooo:paragraph-rsid="002b7ef8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ans" fo:font-size="12pt" style:text-underline-style="none" fo:font-weight="normal" officeooo:rsid="002b7ef8" officeooo:paragraph-rsid="003f5286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Liberation Sans" fo:font-size="12pt" style:text-underline-style="none" fo:font-weight="normal" officeooo:rsid="002b7ef8" officeooo:paragraph-rsid="004106b3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Liberation Sans" fo:font-size="12pt" style:text-underline-style="none" fo:font-weight="normal" officeooo:rsid="002b7ef8" officeooo:paragraph-rsid="0041c358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Liberation Sans" fo:font-size="12pt" style:text-underline-style="none" fo:font-weight="normal" officeooo:rsid="002b7ef8" officeooo:paragraph-rsid="004516f7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Liberation Sans" fo:font-size="12pt" style:text-underline-style="none" fo:font-weight="normal" officeooo:rsid="002b7ef8" officeooo:paragraph-rsid="0048376c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Liberation Sans" fo:font-size="12pt" style:text-underline-style="none" fo:font-weight="normal" officeooo:rsid="002b7ef8" officeooo:paragraph-rsid="004ac701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Liberation Sans" fo:font-size="12pt" style:text-underline-style="none" fo:font-weight="normal" officeooo:rsid="002b7ef8" officeooo:paragraph-rsid="004c6e9c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Liberation Sans" fo:font-size="12pt" style:text-underline-style="none" fo:font-weight="normal" officeooo:rsid="002b7ef8" officeooo:paragraph-rsid="00516be4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Liberation Sans" fo:font-size="12pt" style:text-underline-style="none" fo:font-weight="normal" officeooo:rsid="002b7ef8" officeooo:paragraph-rsid="00597112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Liberation Sans" fo:font-size="12pt" style:text-underline-style="none" fo:font-weight="normal" officeooo:rsid="002b7ef8" officeooo:paragraph-rsid="005ab8bc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Liberation Sans" fo:font-size="12pt" style:text-underline-style="none" fo:font-weight="normal" officeooo:rsid="002c8f28" officeooo:paragraph-rsid="002c8f28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Liberation Sans" fo:font-size="12pt" style:text-underline-style="none" fo:font-weight="normal" officeooo:rsid="002e6e17" officeooo:paragraph-rsid="002e6e17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Liberation Sans" fo:font-size="12pt" style:text-underline-style="none" fo:font-weight="normal" officeooo:rsid="002f99b1" officeooo:paragraph-rsid="002f99b1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Liberation Sans" fo:font-size="12pt" style:text-underline-style="none" fo:font-weight="normal" officeooo:rsid="003290d3" officeooo:paragraph-rsid="003290d3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Liberation Sans" fo:font-size="12pt" style:text-underline-style="none" fo:font-weight="normal" officeooo:rsid="00340aed" officeooo:paragraph-rsid="00340aed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Liberation Sans" fo:font-size="12pt" style:text-underline-style="none" fo:font-weight="normal" officeooo:rsid="00391912" officeooo:paragraph-rsid="00391912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Liberation Sans" fo:font-size="12pt" style:text-underline-style="none" fo:font-weight="normal" officeooo:rsid="003bc7f1" officeooo:paragraph-rsid="003bc7f1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Liberation Sans" fo:font-size="12pt" style:text-underline-style="none" fo:font-weight="normal" officeooo:rsid="0058788b" officeooo:paragraph-rsid="00597112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style:text-underline-style="none" officeooo:rsid="002b7ef8" officeooo:paragraph-rsid="002b7ef8"/>
    </style:style>
    <style:style style:name="P27" style:family="paragraph" style:parent-style-name="Standard">
      <style:text-properties fo:color="#000000" style:text-underline-style="none" officeooo:rsid="0035e00d" officeooo:paragraph-rsid="0035e00d"/>
    </style:style>
    <style:style style:name="P28" style:family="paragraph" style:parent-style-name="Standard">
      <style:text-properties fo:color="#000000" style:text-underline-style="none" officeooo:rsid="003bc7f1" officeooo:paragraph-rsid="003bc7f1"/>
    </style:style>
    <style:style style:name="P29" style:family="paragraph" style:parent-style-name="Standard">
      <style:text-properties fo:color="#000000" style:text-underline-style="none" officeooo:rsid="00391912" officeooo:paragraph-rsid="00391912"/>
    </style:style>
    <style:style style:name="P30" style:family="paragraph" style:parent-style-name="Standard">
      <style:text-properties fo:color="#000000" style:text-underline-style="none" officeooo:rsid="0063c694" officeooo:paragraph-rsid="0063c694"/>
    </style:style>
    <style:style style:name="P31" style:family="paragraph" style:parent-style-name="Standard">
      <style:text-properties fo:color="#000000" style:text-underline-style="none" officeooo:rsid="0065cef9" officeooo:paragraph-rsid="0065cef9"/>
    </style:style>
    <style:style style:name="P32" style:family="paragraph" style:parent-style-name="Standard">
      <style:text-properties fo:color="#000000" style:text-underline-style="none" officeooo:rsid="0065f3c6" officeooo:paragraph-rsid="00682b30"/>
    </style:style>
    <style:style style:name="P33" style:family="paragraph" style:parent-style-name="Text_20_body">
      <style:paragraph-properties fo:orphans="2" fo:widows="2" fo:padding="0cm" fo:border="none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92c5e" officeooo:paragraph-rsid="00292c5e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text-properties officeooo:paragraph-rsid="002b7ef8"/>
    </style:style>
    <style:style style:name="P35" style:family="paragraph" style:parent-style-name="Standard">
      <style:text-properties fo:color="#000000" style:font-name="Liberation Sans" fo:font-size="12pt" style:text-underline-style="none" fo:font-weight="normal" officeooo:rsid="006b2e59" officeooo:paragraph-rsid="006b2e59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Liberation Sans" fo:font-size="12pt" style:text-underline-style="none" fo:font-weight="normal" officeooo:rsid="0067a4b7" officeooo:paragraph-rsid="006b2e59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Liberation Sans" fo:font-size="12pt" style:text-underline-style="none" fo:font-weight="normal" officeooo:rsid="006cc2fc" officeooo:paragraph-rsid="006cc2fc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Liberation Sans" fo:font-size="12pt" style:text-underline-style="none" fo:font-weight="normal" officeooo:rsid="00391912" officeooo:paragraph-rsid="00391912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style:font-name="Liberation Sans" fo:font-size="12pt" style:text-underline-style="none" fo:font-weight="normal" officeooo:rsid="00316ce7" officeooo:paragraph-rsid="00316ce7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style:text-underline-style="none" officeooo:rsid="0065f3c6" officeooo:paragraph-rsid="006b2e59"/>
    </style:style>
    <style:style style:name="P41" style:family="paragraph" style:parent-style-name="Standard">
      <style:text-properties fo:color="#000000" style:text-underline-style="none" officeooo:rsid="007b71cc" officeooo:paragraph-rsid="007b71cc"/>
    </style:style>
    <style:style style:name="P42" style:family="paragraph" style:parent-style-name="Standard">
      <style:text-properties fo:color="#000000" style:text-underline-style="none" officeooo:rsid="007cb2cc" officeooo:paragraph-rsid="007cb2cc"/>
    </style:style>
    <style:style style:name="P43" style:family="paragraph" style:parent-style-name="Standard">
      <style:text-properties fo:color="#000000" style:text-underline-style="none" officeooo:rsid="007d82ab" officeooo:paragraph-rsid="007d82ab"/>
    </style:style>
    <style:style style:name="P44" style:family="paragraph" style:parent-style-name="Standard">
      <style:text-properties fo:color="#000000" style:text-underline-style="none" officeooo:rsid="007f7c73" officeooo:paragraph-rsid="007f7c73"/>
    </style:style>
    <style:style style:name="P45" style:family="paragraph" style:parent-style-name="Standard">
      <style:text-properties fo:color="#000000" style:text-underline-style="none" officeooo:rsid="0081063c" officeooo:paragraph-rsid="0081063c"/>
    </style:style>
    <style:style style:name="P46" style:family="paragraph" style:parent-style-name="Standard">
      <style:text-properties fo:color="#000000" style:text-underline-style="none" officeooo:rsid="0081ade5" officeooo:paragraph-rsid="0081ade5"/>
    </style:style>
    <style:style style:name="P47" style:family="paragraph" style:parent-style-name="Standard">
      <style:text-properties fo:color="#000000" style:text-underline-style="none" officeooo:rsid="008250b8" officeooo:paragraph-rsid="008250b8"/>
    </style:style>
    <style:style style:name="P48" style:family="paragraph" style:parent-style-name="Standard">
      <style:text-properties officeooo:paragraph-rsid="006cc2fc"/>
    </style:style>
    <style:style style:name="P49" style:family="paragraph" style:parent-style-name="Standard">
      <style:text-properties style:font-name="Liberation Sans" fo:font-size="12pt" fo:font-weight="normal" officeooo:paragraph-rsid="006b2e59"/>
    </style:style>
    <style:style style:name="P50" style:family="paragraph" style:parent-style-name="Standard">
      <style:text-properties style:font-name="Liberation Sans" fo:font-size="12pt" fo:font-weight="normal" officeooo:paragraph-rsid="006cc2fc"/>
    </style:style>
    <style:style style:name="P51" style:family="paragraph" style:parent-style-name="Standard">
      <style:text-properties officeooo:paragraph-rsid="00270141"/>
    </style:style>
    <style:style style:name="P52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style:font-name="Liberation Sans" fo:font-size="12pt" fo:letter-spacing="normal" fo:font-style="normal" style:text-underline-style="none" fo:font-weight="normal" officeooo:paragraph-rsid="0024823c" style:font-size-asian="12pt" style:font-weight-asian="normal" style:font-size-complex="12pt" style:font-weight-complex="normal"/>
    </style:style>
    <style:style style:name="P54" style:family="paragraph" style:parent-style-name="Text_20_body" style:list-style-name="L1">
      <style:paragraph-properties fo:orphans="2" fo:widows="2" fo:padding="0cm" fo:border="none"/>
      <style:text-properties fo:color="#000000" style:font-name="Liberation Sans" fo:font-size="12pt" style:text-underline-style="none" fo:font-weight="normal" officeooo:paragraph-rsid="00292c5e" style:font-size-asian="12pt" style:font-weight-asian="normal" style:font-size-complex="12pt" style:font-weight-complex="normal"/>
    </style:style>
    <style:style style:name="P55" style:family="paragraph" style:parent-style-name="Text_20_body" style:list-style-name="L1">
      <style:paragraph-properties fo:orphans="2" fo:widows="2" fo:padding="0cm" fo:border="none"/>
      <style:text-properties fo:color="#000000" style:font-name="Liberation Sans" fo:font-size="12pt" style:text-underline-style="none" fo:font-weight="normal" officeooo:rsid="00292c5e" officeooo:paragraph-rsid="00292c5e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228f5d"/>
    </style:style>
    <style:style style:name="T3" style:family="text">
      <style:text-properties fo:font-variant="normal" fo:text-transform="none" fo:letter-spacing="normal" fo:font-style="normal" officeooo:rsid="00292c5e"/>
    </style:style>
    <style:style style:name="T4" style:family="text">
      <style:text-properties fo:font-variant="normal" fo:text-transform="none" fo:letter-spacing="normal" fo:font-style="normal" officeooo:rsid="002a308e"/>
    </style:style>
    <style:style style:name="T5" style:family="text">
      <style:text-properties fo:font-variant="normal" fo:text-transform="none" style:font-name="arial" fo:letter-spacing="normal" fo:font-style="normal" officeooo:rsid="004516f7"/>
    </style:style>
    <style:style style:name="T6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1fb506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28f5d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16a2b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369bc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2" style:family="text">
      <style:text-properties fo:font-variant="normal" fo:text-transform="none" fo:color="#000000" fo:letter-spacing="normal"/>
    </style:style>
    <style:style style:name="T13" style:family="text">
      <style:text-properties fo:font-variant="normal" fo:text-transform="none" fo:color="#1990b8" style:font-name="Consolas" fo:font-size="12pt" fo:letter-spacing="normal" fo:font-style="normal" fo:font-weight="normal"/>
    </style:style>
    <style:style style:name="T14" style:family="text">
      <style:text-properties fo:font-variant="normal" fo:text-transform="none" fo:color="#5f6364" style:font-name="Consolas" fo:font-size="12pt" fo:letter-spacing="normal" fo:font-style="normal" fo:font-weight="normal"/>
    </style:style>
    <style:style style:name="T15" style:family="text">
      <style:text-properties fo:font-variant="normal" fo:text-transform="none" fo:color="#a67f59" style:font-name="Consolas" fo:font-size="12pt" fo:letter-spacing="normal" fo:font-style="normal" fo:font-weight="normal"/>
    </style:style>
    <style:style style:name="T16" style:family="text">
      <style:text-properties fo:font-variant="normal" fo:text-transform="none" fo:color="#2f9c0a" style:font-name="Consolas" fo:font-size="12pt" fo:letter-spacing="normal" fo:font-style="normal" fo:font-weight="normal"/>
    </style:style>
    <style:style style:name="T17" style:family="text">
      <style:text-properties fo:font-variant="normal" fo:text-transform="none" style:font-name="Helvetica" fo:font-size="12.75pt" fo:letter-spacing="normal" fo:font-style="normal"/>
    </style:style>
    <style:style style:name="T18" style:family="text">
      <style:text-properties fo:font-variant="normal" fo:text-transform="none" style:font-name="Helvetica" fo:font-size="12.75pt" fo:letter-spacing="normal" fo:font-style="normal" fo:font-weight="normal"/>
    </style:style>
    <style:style style:name="T19" style:family="text">
      <style:text-properties fo:font-variant="normal" fo:text-transform="none" style:font-name="Helvetica" fo:font-size="12.75pt" fo:letter-spacing="normal" fo:font-style="normal" fo:font-weight="normal" officeooo:rsid="00769991"/>
    </style:style>
    <style:style style:name="T20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349ba1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340aed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3bc7f1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644bcb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6540ea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font-weight="normal" officeooo:rsid="0067a4b7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font-weight="normal" officeooo:rsid="00682b30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font-weight="normal" officeooo:rsid="006a0dae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font-weight="normal" officeooo:rsid="007f7c73" style:font-size-asian="12pt" style:font-weight-asian="normal" style:font-size-complex="12pt" style:font-weight-complex="normal"/>
    </style:style>
    <style:style style:name="T30" style:family="text">
      <style:text-properties officeooo:rsid="00216a2b"/>
    </style:style>
    <style:style style:name="T31" style:family="text">
      <style:text-properties officeooo:rsid="00228f5d"/>
    </style:style>
    <style:style style:name="T32" style:family="text">
      <style:text-properties officeooo:rsid="0024823c"/>
    </style:style>
    <style:style style:name="T33" style:family="text">
      <style:text-properties officeooo:rsid="0028a1e6"/>
    </style:style>
    <style:style style:name="T34" style:family="text">
      <style:text-properties officeooo:rsid="003bc7f1"/>
    </style:style>
    <style:style style:name="T35" style:family="text">
      <style:text-properties fo:color="#000000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fo:color="#000000" style:font-name="Liberation Sans" fo:font-size="12pt" style:text-underline-style="none" fo:font-weight="normal" officeooo:rsid="001fb506" style:font-size-asian="12pt" style:font-weight-asian="normal" style:font-size-complex="12pt" style:font-weight-complex="normal"/>
    </style:style>
    <style:style style:name="T37" style:family="text">
      <style:text-properties fo:color="#000000" style:font-name="Liberation Sans" fo:font-size="12pt" style:text-underline-style="none" fo:font-weight="normal" officeooo:rsid="0024823c" style:font-size-asian="12pt" style:font-weight-asian="normal" style:font-size-complex="12pt" style:font-weight-complex="normal"/>
    </style:style>
    <style:style style:name="T38" style:family="text">
      <style:text-properties fo:color="#000000" style:font-name="Liberation Sans" fo:font-size="12pt" style:text-underline-style="none" fo:font-weight="normal" officeooo:rsid="00270141" style:font-size-asian="12pt" style:font-weight-asian="normal" style:font-size-complex="12pt" style:font-weight-complex="normal"/>
    </style:style>
    <style:style style:name="T39" style:family="text">
      <style:text-properties fo:color="#000000" style:font-name="Liberation Sans" fo:font-size="12pt" style:text-underline-style="none" fo:font-weight="normal" officeooo:rsid="006cc2fc" style:font-size-asian="12pt" style:font-weight-asian="normal" style:font-size-complex="12pt" style:font-weight-complex="normal"/>
    </style:style>
    <style:style style:name="T40" style:family="text">
      <style:text-properties fo:color="#000000" style:font-name="Liberation Sans" fo:font-size="12pt" style:text-underline-style="none" fo:font-weight="normal" officeooo:rsid="0071602e" style:font-size-asian="12pt" style:font-weight-asian="normal" style:font-size-complex="12pt" style:font-weight-complex="normal"/>
    </style:style>
    <style:style style:name="T41" style:family="text">
      <style:text-properties fo:color="#000000" style:font-name="Liberation Sans" fo:font-size="12pt" style:text-underline-style="none" fo:font-weight="normal" officeooo:rsid="00769991" style:font-size-asian="12pt" style:font-weight-asian="normal" style:font-size-complex="12pt" style:font-weight-complex="normal"/>
    </style:style>
    <style:style style:name="T42" style:family="text">
      <style:text-properties fo:color="#000000" style:text-underline-style="none" officeooo:rsid="006b2e59" style:font-size-asian="12pt" style:font-weight-asian="normal" style:font-size-complex="12pt" style:font-weight-complex="normal"/>
    </style:style>
    <style:style style:name="T43" style:family="text">
      <style:text-properties fo:color="#000000" style:text-underline-style="none" officeooo:rsid="006cc2fc" style:font-size-asian="12pt" style:font-weight-asian="normal" style:font-size-complex="12pt" style:font-weight-complex="normal"/>
    </style:style>
    <style:style style:name="T44" style:family="text">
      <style:text-properties fo:color="#000000" style:text-underline-style="none" officeooo:rsid="006ff54f" style:font-size-asian="12pt" style:font-weight-asian="normal" style:font-size-complex="12pt" style:font-weight-complex="normal"/>
    </style:style>
    <style:style style:name="T45" style:family="text">
      <style:text-properties fo:color="#000000" style:text-underline-style="none" officeooo:rsid="00769991" style:font-size-asian="12pt" style:font-weight-asian="normal" style:font-size-complex="12pt" style:font-weight-complex="normal"/>
    </style:style>
    <style:style style:name="T46" style:family="text">
      <style:text-properties officeooo:rsid="003c3e7f"/>
    </style:style>
    <style:style style:name="T47" style:family="text">
      <style:text-properties officeooo:rsid="0040687e"/>
    </style:style>
    <style:style style:name="T48" style:family="text">
      <style:text-properties officeooo:rsid="004106b3"/>
    </style:style>
    <style:style style:name="T49" style:family="text">
      <style:text-properties officeooo:rsid="0041c358"/>
    </style:style>
    <style:style style:name="T50" style:family="text">
      <style:text-properties officeooo:rsid="0042a3d6"/>
    </style:style>
    <style:style style:name="T51" style:family="text">
      <style:text-properties officeooo:rsid="00439b23"/>
    </style:style>
    <style:style style:name="T52" style:family="text">
      <style:text-properties officeooo:rsid="0043e91d"/>
    </style:style>
    <style:style style:name="T53" style:family="text">
      <style:text-properties officeooo:rsid="004516f7"/>
    </style:style>
    <style:style style:name="T54" style:family="text">
      <style:text-properties officeooo:rsid="00466bc2"/>
    </style:style>
    <style:style style:name="T55" style:family="text">
      <style:text-properties officeooo:rsid="0048376c"/>
    </style:style>
    <style:style style:name="T56" style:family="text">
      <style:text-properties officeooo:rsid="004ac701"/>
    </style:style>
    <style:style style:name="T57" style:family="text">
      <style:text-properties officeooo:rsid="004be139"/>
    </style:style>
    <style:style style:name="T58" style:family="text">
      <style:text-properties officeooo:rsid="004c6e9c"/>
    </style:style>
    <style:style style:name="T59" style:family="text">
      <style:text-properties officeooo:rsid="004d2403"/>
    </style:style>
    <style:style style:name="T60" style:family="text">
      <style:text-properties officeooo:rsid="005018b1"/>
    </style:style>
    <style:style style:name="T61" style:family="text">
      <style:text-properties officeooo:rsid="00509ab8"/>
    </style:style>
    <style:style style:name="T62" style:family="text">
      <style:text-properties officeooo:rsid="00516be4"/>
    </style:style>
    <style:style style:name="T63" style:family="text">
      <style:text-properties officeooo:rsid="00574e5c"/>
    </style:style>
    <style:style style:name="T64" style:family="text">
      <style:text-properties officeooo:rsid="0058788b"/>
    </style:style>
    <style:style style:name="T65" style:family="text">
      <style:text-properties officeooo:rsid="0059b144"/>
    </style:style>
    <style:style style:name="T66" style:family="text">
      <style:text-properties officeooo:rsid="005ab8bc"/>
    </style:style>
    <style:style style:name="T67" style:family="text">
      <style:text-properties officeooo:rsid="005b125a"/>
    </style:style>
    <style:style style:name="T68" style:family="text">
      <style:text-properties officeooo:rsid="005bd426"/>
    </style:style>
    <style:style style:name="T69" style:family="text">
      <style:text-properties officeooo:rsid="005d56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6">Normalization -</text:span><text:span text:style-name="T37">&gt; </text:span><text:span text:style-name="T6">A table should have </text:span><text:span text:style-name="Strong_20_Emphasis"><text:span text:style-name="T6">only a single purpose</text:span></text:span><text:span text:style-name="T6">.</text:span></text:p>
      <text:p text:style-name="P3"/>
      <text:list xml:id="list2108099100" text:style-name="L1">
        <text:list-item>
          <text:p text:style-name="P34"><text:span text:style-name="Strong_20_Emphasis"><text:span text:style-name="T7">- Insert anomaly -</text:span></text:span><text:span text:style-name="Strong_20_Emphasis"><text:span text:style-name="T8">&gt; Inserting entire row just to add one new piece of info.</text:span></text:span><text:span text:style-name="T36"><text:line-break/>- </text:span><text:span text:style-name="Strong_20_Emphasis"><text:span text:style-name="T7">Delete anomaly -</text:span></text:span><text:span text:style-name="Strong_20_Emphasis"><text:span text:style-name="T8">&gt; Deleting data about one person might delete data about other <text:s/><text:tab/>entities.</text:span></text:span><text:span text:style-name="T36"><text:line-break/></text:span><text:span text:style-name="T7">- </text:span><text:span text:style-name="Strong_20_Emphasis"><text:span text:style-name="T7">Update anomaly -</text:span></text:span><text:span text:style-name="Strong_20_Emphasis"><text:span text:style-name="T8">&gt; Updating info for each individual tuple.</text:span></text:span></text:p>
          <text:p text:style-name="P34"><text:span text:style-name="Strong_20_Emphasis"><text:span text:style-name="T8"/></text:span></text:p>
        </text:list-item>
        <text:list-item>
          <text:p text:style-name="P34"><text:span text:style-name="Strong_20_Emphasis"><text:span text:style-name="T7">- 1NF (First Normal Form) </text:span></text:span><text:span text:style-name="Strong_20_Emphasis"><text:span text:style-name="T9">states e</text:span></text:span><text:span text:style-name="T6">ach table cell should contain a single value </text:span><text:span text:style-name="T9">and e</text:span><text:span text:style-name="T6">ach record needs to be unique </text:span><text:span text:style-name="T10">ie should have a primary key</text:span><text:span text:style-name="T6">.</text:span></text:p>
        </text:list-item>
        <text:list-item>
          <text:p text:style-name="P53">- <text:span text:style-name="T30">2NF states breaking of tables for </text:span>All the non-key columns <text:span text:style-name="T32">to be </text:span><text:s/>depen<text:span text:style-name="T32">dent</text:span> only on the table’s primary key..</text:p>
        </text:list-item>
        <text:list-item>
          <text:p text:style-name="P52">- <text:span text:style-name="T30">3NF states have</text:span> no transitive functional dependencies.<text:span text:style-name="T31">(A transitive functional dependency is when changing a non-key column, might cause any of the other non-key columns to change)</text:span></text:p>
        </text:list-item>
        <text:list-item>
          <text:p text:style-name="P52">- <text:span text:style-name="T33">BCNF states that your Prime Attribute(part of Composite key) should not depend on a non-prime aatribute.</text:span></text:p>
        </text:list-item>
        <text:list-item>
          <text:p text:style-name="P54"><text:span text:style-name="T2">- 4NF </text:span><text:span text:style-name="T3">states that t</text:span><text:span text:style-name="T1">able should not have any Multi-valued Dependency. <text:s/></text:span><text:span text:style-name="T3">Where <text:s/>Multi-valued Dependency means For a dependency A → B, if for a single value of A, multiple value of B exists, then the table may have multi-valued dependency. </text:span><text:span text:style-name="T1">Also, a table should have at-least 3 columns for it to have a multi-valued dependency.</text:span></text:p>
        </text:list-item>
        <text:list-item>
          <text:p text:style-name="P55"><text:span text:style-name="T1">- 5NF </text:span><text:span text:style-name="T4">states the table can no longer be spilit into smaller table without data loss.</text:span></text:p>
        </text:list-item>
      </text:list>
      <text:p text:style-name="P33"/>
      <text:p text:style-name="P5">Reference :-</text:p>
      <text:p text:style-name="P2"><text:span text:style-name="T38">- </text:span><text:a xlink:type="simple" xlink:href="https://medium.com/@alfonsohdez08/data-normalization-in-nutshell-d27b8402dedf" text:style-name="Internet_20_link" text:visited-style-name="Visited_20_Internet_20_Link"><text:span text:style-name="T35">https://medium.com/@alfonsohdez08/data-normalization-in-nutshell-d27b8402dedf</text:span></text:a></text:p>
      <text:p text:style-name="P2"><text:span text:style-name="T35">- </text:span><text:a xlink:type="simple" xlink:href="https://javarevisited.blogspot.com/2011/06/top-programming-interview-questions.html" text:style-name="Internet_20_link" text:visited-style-name="Visited_20_Internet_20_Link">https://javarevisited.blogspot.com/2011/06/top-programming-interview-questions.html</text:a></text:p>
      <text:p text:style-name="P2">- <text:a xlink:type="simple" xlink:href="https://www.w3resource.com/mysql/" text:style-name="Internet_20_link" text:visited-style-name="Visited_20_Internet_20_Link">https://www.w3resource.com/mysql/</text:a></text:p>
      <text:p text:style-name="P2"/>
      <text:p text:style-name="P2"/>
      <text:p text:style-name="P6"/>
      <text:p text:style-name="P26"><text:span text:style-name="T20">Commands :- </text:span><text:span text:style-name="T21">(MySQL)</text:span></text:p>
      <text:p text:style-name="P7"/>
      <text:p text:style-name="P18">1. Insert into TN (CN1, CN2) values (V1, V2);</text:p>
      <text:p text:style-name="P19">2. Update TN set CN = V where <text:s/>{Condition};</text:p>
      <text:p text:style-name="P20">3. Delete from TN where {Condition};</text:p>
      <text:p text:style-name="P39">4. Select CN1, CN2 <text:s/>from TN where {Condition};</text:p>
      <text:p text:style-name="P21">5. Use WildCard * in select to get all columns data.</text:p>
      <text:p text:style-name="P22">6. You can Alias a TN as -&gt; Select A.CN1, A.CN2 from TN A;</text:p>
      <text:p text:style-name="P27"><text:span text:style-name="T20">7. </text:span><text:span text:style-name="T22">You can Alias a </text:span><text:span text:style-name="T20">C</text:span><text:span text:style-name="T22">N as -&gt; Select A.CN1 </text:span><text:span text:style-name="T20">as AN1</text:span><text:span text:style-name="T22">, A.CN2 </text:span><text:span text:style-name="T20">as AN2 </text:span><text:span text:style-name="T22">from TN A;</text:span></text:p>
      <text:p text:style-name="P29"><text:span text:style-name="T22">8. </text:span><text:span text:style-name="T20">For unique values only -&gt; Select Distinct CN1 from TN;</text:span></text:p>
      <text:p text:style-name="P30"><text:span text:style-name="T20">9. IS/</text:span><text:span text:style-name="T25">IS NOT</text:span><text:span text:style-name="T20"> keyword is like equals but for values that might be null. </text:span><text:span text:style-name="T24">EX- Select CN from TN where CN1 IS/</text:span><text:span text:style-name="T25">IS NOT</text:span><text:span text:style-name="T24"> NULL;</text:span></text:p>
      <text:p text:style-name="P31"><text:span text:style-name="T24">1</text:span><text:span text:style-name="T20">0. Aggragate/Set functions are COUNT, MAX, MIN, AVG, SUM.</text:span></text:p>
      <text:p text:style-name="P32"><text:span text:style-name="T20">11. GROUP BY breaks results into subsets </text:span><text:span text:style-name="T26">and can be used on multiple columns that should part of SELECT statement after FROM/WHERE clause.</text:span></text:p>
      <text:p text:style-name="P40"><text:span text:style-name="T27">12. </text:span><text:span text:style-name="T28">HAVING works with aggregate functions and comes after GROUP BY</text:span></text:p>
      <text:p text:style-name="P41"><text:span text:style-name="T28">1</text:span><text:span text:style-name="T20">3. Alter table TN add CN DT;<text:tab/></text:span></text:p>
      <text:p text:style-name="P41"><text:span text:style-name="T20">14. Alter table TN drop column CN;</text:span></text:p>
      <text:p text:style-name="P42"><text:soft-page-break/><text:span text:style-name="T20">15. Create index I_N on TN (CN1, CN2);</text:span></text:p>
      <text:p text:style-name="P43"><text:span text:style-name="T20">16. Create </text:span><text:span text:style-name="T29">view VN as Select CN1, CN2 from TN;</text:span></text:p>
      <text:p text:style-name="P44"><text:span text:style-name="T20">17. Delete from TN where {condition};</text:span></text:p>
      <text:p text:style-name="P45"><text:span text:style-name="T20">18. Select * from TN where exists(subquery);</text:span></text:p>
      <text:p text:style-name="P46"><text:span text:style-name="T20">19. Select country, count(personId) as population from TN group by country having popullation &gt; 10;</text:span></text:p>
      <text:p text:style-name="P47"><text:span text:style-name="T20">20. ANY is same as EXISTS but it returns the results.</text:span></text:p>
      <text:p text:style-name="P35"/>
      <text:p text:style-name="P35"/>
      <text:p text:style-name="P35">JOINS :-</text:p>
      <text:p text:style-name="P35">1. CROSS – JOIN – Gives cartesian products of the 2 tables entered.</text:p>
      <text:p text:style-name="P35"/>
      <text:p text:style-name="P48"><text:span text:style-name="T39">EX - <text:tab/></text:span><text:span text:style-name="T13">SELECT</text:span><text:span text:style-name="T12"> </text:span><text:span text:style-name="T11">table2</text:span><text:span text:style-name="T14">.</text:span><text:span text:style-name="T11">id</text:span><text:span text:style-name="T14">,</text:span><text:span text:style-name="T11">table2</text:span><text:span text:style-name="T14">.</text:span><text:span text:style-name="T11">bval</text:span><text:span text:style-name="T14">,</text:span><text:span text:style-name="T11">table1</text:span><text:span text:style-name="T14">.</text:span><text:span text:style-name="T11">id</text:span><text:span text:style-name="T14">,</text:span><text:span text:style-name="T11">table1</text:span><text:span text:style-name="T14">.</text:span><text:span text:style-name="T11">aval </text:span><text:span text:style-name="T13">FROM</text:span><text:span text:style-name="T12"> </text:span><text:span text:style-name="T11">table2 <text:tab/></text:span><text:span text:style-name="T13">CROSS</text:span><text:span text:style-name="T12"> </text:span><text:span text:style-name="T13">JOIN</text:span><text:span text:style-name="T12"> </text:span><text:span text:style-name="T11">table1</text:span><text:span text:style-name="T14">;</text:span></text:p>
      <text:p text:style-name="P48"><text:span text:style-name="T14"/></text:p>
      <text:p text:style-name="P49"><text:span text:style-name="T42">2. </text:span><text:span text:style-name="T43">INNER – JOIN - </text:span><text:span text:style-name="T44">S</text:span><text:span text:style-name="T17">elects all rows from both participating tables to appear in the result if and only if both tables meet the conditions specified in the ON clause.</text:span></text:p>
      <text:p text:style-name="P49"><text:span text:style-name="T17"/></text:p>
      <text:p text:style-name="P48"><text:span text:style-name="T39">EX - <text:tab/></text:span><text:span text:style-name="T13">SELECT</text:span><text:span text:style-name="T12"> </text:span><text:span text:style-name="T11">book_mast</text:span><text:span text:style-name="T14">.</text:span><text:span text:style-name="T11">book_id</text:span><text:span text:style-name="T14">,</text:span><text:span text:style-name="T11">book_mast</text:span><text:span text:style-name="T14">.</text:span><text:span text:style-name="T11">book_name</text:span><text:span text:style-name="T14">,</text:span><text:span text:style-name="T11">cate_descrip </text:span><text:span text:style-name="T13">FROM</text:span><text:span text:style-name="T12"> <text:tab/></text:span><text:span text:style-name="T11">book_mast </text:span><text:span text:style-name="T13">INNER</text:span><text:span text:style-name="T12"> </text:span><text:span text:style-name="T13">JOIN</text:span><text:span text:style-name="T12"> </text:span><text:span text:style-name="T11">category </text:span><text:span text:style-name="T13">ON <text:tab/></text:span><text:span text:style-name="T11">book_mast</text:span><text:span text:style-name="T14">.</text:span><text:span text:style-name="T11">cate_id</text:span><text:span text:style-name="T15">=</text:span><text:span text:style-name="T11">category</text:span><text:span text:style-name="T14">.</text:span><text:span text:style-name="T11">cate_id </text:span><text:span text:style-name="T13">WHERE</text:span><text:span text:style-name="T12"> <text:tab/></text:span><text:span text:style-name="T11">book_mast</text:span><text:span text:style-name="T14">.</text:span><text:span text:style-name="T11">pub_lang</text:span><text:span text:style-name="T15">=</text:span><text:span text:style-name="T16">"English"</text:span><text:span text:style-name="T14">;</text:span></text:p>
      <text:p text:style-name="P48"><text:span text:style-name="T14"/></text:p>
      <text:p text:style-name="P48"><text:span text:style-name="T39">3. LEFT – OUTER – JOIN - </text:span><text:span text:style-name="T40">F</text:span><text:span text:style-name="T18">etches rows based on a condition, which is matching in both the tables and the unmatched rows will also be available from the table written before the JOIN clause.</text:span></text:p>
      <text:p text:style-name="P48"><text:span text:style-name="T18"/></text:p>
      <text:p text:style-name="P48"><text:span text:style-name="T39">EX - <text:tab/></text:span><text:span text:style-name="T13">SELECT</text:span><text:span text:style-name="T12"> </text:span><text:span text:style-name="T11">bk1</text:span><text:span text:style-name="T14">.</text:span><text:span text:style-name="T11">book_name</text:span><text:span text:style-name="T14">,</text:span><text:span text:style-name="T11">bk1</text:span><text:span text:style-name="T14">.</text:span><text:span text:style-name="T11">isbn_no</text:span><text:span text:style-name="T14">,</text:span><text:span text:style-name="T11">bk1</text:span><text:span text:style-name="T14">.</text:span><text:span text:style-name="T11">book_price</text:span><text:span text:style-name="T14">,</text:span><text:span text:style-name="T11">bk1</text:span><text:span text:style-name="T14">.</text:span><text:span text:style-name="T11">pub_lang <text:tab/></text:span><text:span text:style-name="T13">FROM</text:span><text:span text:style-name="T12"> </text:span><text:span text:style-name="T11">book_mast bk1 </text:span><text:span text:style-name="T13">LEFT</text:span><text:span text:style-name="T12"> </text:span><text:span text:style-name="T13">JOIN</text:span><text:span text:style-name="T12"> </text:span><text:span text:style-name="T11">book_mast bk2 </text:span><text:span text:style-name="T13">ON</text:span><text:span text:style-name="T12"> <text:tab/></text:span><text:span text:style-name="T11">bk1</text:span><text:span text:style-name="T14">.</text:span><text:span text:style-name="T11">book_price</text:span><text:span text:style-name="T15">&lt;</text:span><text:span text:style-name="T11">bk2</text:span><text:span text:style-name="T14">.</text:span><text:span text:style-name="T11">book_price </text:span><text:span text:style-name="T13">WHERE</text:span><text:span text:style-name="T12"> </text:span><text:span text:style-name="T11">bk2</text:span><text:span text:style-name="T14">.</text:span><text:span text:style-name="T11">pub_lang</text:span><text:span text:style-name="T15">=</text:span><text:span text:style-name="T16">'German'</text:span><text:span text:style-name="T14">;</text:span></text:p>
      <text:p text:style-name="P37"/>
      <text:p text:style-name="P50"><text:span text:style-name="T43">4. RIGHT – OUTER – JOIN - </text:span><text:span text:style-name="T45">F</text:span><text:span text:style-name="T17">etches rows based on a condition, which is matching in both the tables and the unmatched rows will also be available from the table written after the JOIN clause.</text:span></text:p>
      <text:p text:style-name="P50"><text:span text:style-name="T17"/></text:p>
      <text:p text:style-name="P48"><text:span text:style-name="T39">EX - <text:tab/></text:span><text:span text:style-name="T13">SELECT</text:span><text:span text:style-name="T12"> </text:span><text:span text:style-name="T11">table112</text:span><text:span text:style-name="T14">.</text:span><text:span text:style-name="T11">id</text:span><text:span text:style-name="T14">,</text:span><text:span text:style-name="T11">table112</text:span><text:span text:style-name="T14">.</text:span><text:span text:style-name="T11">bval1</text:span><text:span text:style-name="T14">,</text:span><text:span text:style-name="T11">table112</text:span><text:span text:style-name="T14">.</text:span><text:span text:style-name="T11">bval2</text:span><text:span text:style-name="T14">,</text:span><text:span text:style-name="T12"> <text:tab/></text:span><text:span text:style-name="T11">table111</text:span><text:span text:style-name="T14">.</text:span><text:span text:style-name="T11">id</text:span><text:span text:style-name="T14">,</text:span><text:span text:style-name="T11">table111</text:span><text:span text:style-name="T14">.</text:span><text:span text:style-name="T11">aval1 </text:span><text:span text:style-name="T13">FROM</text:span><text:span text:style-name="T12"> </text:span><text:span text:style-name="T11">table112 </text:span><text:span text:style-name="T13">RIGHT</text:span><text:span text:style-name="T12"> </text:span><text:span text:style-name="T13">JOIN</text:span><text:span text:style-name="T12"> </text:span><text:span text:style-name="T11">table111 </text:span><text:span text:style-name="T13">ON</text:span><text:span text:style-name="T12"> <text:tab/></text:span><text:span text:style-name="T11">table112</text:span><text:span text:style-name="T14">.</text:span><text:span text:style-name="T11">bval1</text:span><text:span text:style-name="T15">=</text:span><text:span text:style-name="T11">table111</text:span><text:span text:style-name="T14">.</text:span><text:span text:style-name="T11">aval1</text:span><text:span text:style-name="T14">;</text:span></text:p>
      <text:p text:style-name="P48"><text:span text:style-name="T14"/></text:p>
      <text:p text:style-name="P48"><text:span text:style-name="T39">5. FULL – OUTER – JOIN - </text:span><text:span text:style-name="T41">C</text:span><text:span text:style-name="T18">ombines the results of both </text:span><text:span text:style-name="T19">left </text:span><text:span text:style-name="T18">and </text:span><text:span text:style-name="T19">right </text:span><text:span text:style-name="T18">outer joins and returns all (matched or unmatched) rows from the tables on both sides of the join clause.</text:span></text:p>
      <text:p text:style-name="P48"><text:span text:style-name="T18"/></text:p>
      <text:p text:style-name="P48"><text:span text:style-name="T39">EX - <text:tab/></text:span><text:span text:style-name="T13">SELECT</text:span><text:span text:style-name="T12"> </text:span><text:span text:style-name="T15">*</text:span><text:span text:style-name="T12"> </text:span><text:span text:style-name="T13">FROM</text:span><text:span text:style-name="T12"> </text:span><text:span text:style-name="T11">table_A </text:span><text:span text:style-name="T13">FULL</text:span><text:span text:style-name="T12"> </text:span><text:span text:style-name="T13">OUTER</text:span><text:span text:style-name="T12"> </text:span><text:span text:style-name="T13">JOIN</text:span><text:span text:style-name="T12"> </text:span><text:span text:style-name="T11">table_B </text:span><text:span text:style-name="T13">ON</text:span><text:span text:style-name="T12"> <text:tab/></text:span><text:span text:style-name="T11">table_A</text:span><text:span text:style-name="T14">.</text:span><text:span text:style-name="T11">A</text:span><text:span text:style-name="T15">=</text:span><text:span text:style-name="T11">table_B</text:span><text:span text:style-name="T14">.</text:span><text:span text:style-name="T11">A</text:span><text:span text:style-name="T14">;</text:span></text:p>
      <text:p text:style-name="P48"><text:span text:style-name="T14"/></text:p>
      <text:p text:style-name="P50"><text:span text:style-name="T43">6. SELF – JOIN - </text:span><text:span text:style-name="T17">A self join is a join in which a table is joined with itself.</text:span></text:p>
      <text:p text:style-name="P50"><text:span text:style-name="T17"/></text:p>
      <text:p text:style-name="P48"><text:span text:style-name="T39">EX - <text:tab/></text:span><text:span text:style-name="T13">SELECT</text:span><text:span text:style-name="T12"> </text:span><text:span text:style-name="T11">a</text:span><text:span text:style-name="T14">.</text:span><text:span text:style-name="T11">emp_id </text:span><text:span text:style-name="T13">AS</text:span><text:span text:style-name="T12"> </text:span><text:span text:style-name="T16">"Emp_ID"</text:span><text:span text:style-name="T14">,</text:span><text:span text:style-name="T11">a</text:span><text:span text:style-name="T14">.</text:span><text:span text:style-name="T11">emp_name </text:span><text:span text:style-name="T13">AS</text:span><text:span text:style-name="T12"> </text:span><text:span text:style-name="T16">"Employee Name"</text:span><text:span text:style-name="T14">,</text:span><text:span text:style-name="T12"> <text:tab/></text:span><text:span text:style-name="T11">b</text:span><text:span text:style-name="T14">.</text:span><text:span text:style-name="T11">emp_id </text:span><text:span text:style-name="T13">AS</text:span><text:span text:style-name="T12"> </text:span><text:span text:style-name="T16">"Supervisor ID"</text:span><text:span text:style-name="T14">,</text:span><text:span text:style-name="T11">b</text:span><text:span text:style-name="T14">.</text:span><text:span text:style-name="T11">emp_name </text:span><text:span text:style-name="T13">AS</text:span><text:span text:style-name="T12"> </text:span><text:span text:style-name="T16">"Supervisor Name"</text:span><text:span text:style-name="T12"> <text:tab/></text:span><text:span text:style-name="T13">FROM</text:span><text:span text:style-name="T12"> </text:span><text:span text:style-name="T11">employee a</text:span><text:span text:style-name="T14">,</text:span><text:span text:style-name="T12"> </text:span><text:span text:style-name="T11">employee b </text:span><text:span text:style-name="T13">WHERE</text:span><text:span text:style-name="T12"> </text:span><text:span text:style-name="T11">a</text:span><text:span text:style-name="T14">.</text:span><text:span text:style-name="T11">emp_supv </text:span><text:span text:style-name="T15">=</text:span><text:span text:style-name="T12"> </text:span><text:span text:style-name="T11">b</text:span><text:span text:style-name="T14">.</text:span><text:span text:style-name="T11">emp_id</text:span><text:span text:style-name="T14">;</text:span></text:p>
      <text:p text:style-name="P36"><text:soft-page-break/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Common Queries :- (MySQL)</text:p>
      <text:p text:style-name="P24"/>
      <text:p text:style-name="P28"/>
      <text:p text:style-name="P26"><text:span text:style-name="T20">Q-</text:span><text:span text:style-name="T23">1</text:span><text:span text:style-name="T20">. Write An SQL Query To Fetch “FIRST_NAME” From Worker Table In Upper Case.</text:span></text:p>
      <text:p text:style-name="P7">Ans. Select upper(FIRST_NAME) from Worker;</text:p>
      <text:p text:style-name="P7"/>
      <text:p text:style-name="P7">Q-<text:span text:style-name="T34">2</text:span>. Write An SQL Query To Print The First Three Characters Of <text:s/>FIRST_NAME From Worker Table.</text:p>
      <text:p text:style-name="P7">Ans. Select substring(FIRST_NAME,1,3) from Worker;</text:p>
      <text:p text:style-name="P7">Q-<text:span text:style-name="T46">3</text:span>. Write An SQL Query To Print The FIRST_NAME From Worker Table After Removing White Spaces From The Right Side.</text:p>
      <text:p text:style-name="P8">Ans. Select RTRIM(FIRST_NAME) from Worker;</text:p>
      <text:p text:style-name="P8"/>
      <text:p text:style-name="P8">Q-<text:span text:style-name="T47">4</text:span>. Write An SQL Query That Fetches The Unique Values Of DEPARTMENT From Worker Table And Prints Its Length.</text:p>
      <text:p text:style-name="P7">Ans. Select distinct length(DEPARTMENT) from Worker;</text:p>
      <text:p text:style-name="P7"/>
      <text:p text:style-name="P7">Q-<text:span text:style-name="T48">5</text:span>. Write An SQL Query To Print The FIRST_NAME From Worker Table After Replacing ‘<text:span text:style-name="T48">a</text:span>’ With ‘A’.</text:p>
      <text:p text:style-name="P9">Ans. Select REPLACE(FIRST_NAME,'a','A') from Worker;</text:p>
      <text:p text:style-name="P9"/>
      <text:p text:style-name="P9">Q-<text:span text:style-name="T48">6</text:span>. Write An SQL Query To Print The FIRST_NAME And LAST_NAME From Worker Table Into A Single Column COMPLETE_NAME. A Space Char Should Separate Them.</text:p>
      <text:p text:style-name="P10">Ans. Select CONCAT(FIRST_NAME, ' ', LAST_NAME) AS 'COMPLETE_NAME' from Worker;</text:p>
      <text:p text:style-name="P10"/>
      <text:p text:style-name="P10">Q-<text:span text:style-name="T49">7</text:span>. Write An SQL Query To Print All Worker Details From The Worker Table Order By FIRST_NAME Ascending And DEPARTMENT Descending.</text:p>
      <text:p text:style-name="P7">Ans. Select * from Worker order by FIRST_NAME asc,DEPARTMENT desc;</text:p>
      <text:p text:style-name="P7"/>
      <text:p text:style-name="P7">Q-<text:span text:style-name="T50">8</text:span>. Write An SQL Query To Print Details Of The Workers Whose FIRST_NAME Contains ‘<text:span text:style-name="T50">a</text:span>’.</text:p>
      <text:p text:style-name="P7">Ans. Select * from Worker where FIRST_NAME like '%a%';</text:p>
      <text:p text:style-name="P7"/>
      <text:p text:style-name="P7">Q-<text:span text:style-name="T51">9</text:span>. Write An SQL Query To Print Details Of The Workers Whose FIRST_NAME Ends With ‘<text:span text:style-name="T51">h’</text:span> And Contains Six Alphabets.</text:p>
      <text:p text:style-name="P7">Ans. Select * from Worker where FIRST_NAME like '_____h';</text:p>
      <text:p text:style-name="P7"/>
      <text:p text:style-name="P7">Q-<text:span text:style-name="T52">10</text:span>. Write An SQL Query To Print Details Of The Workers Whose SALARY Lies Between 100000 And 500000.</text:p>
      <text:p text:style-name="P11">Ans. Select * from Worker where SALARY between 100000 and 500000;</text:p>
      <text:p text:style-name="P11"><text:span text:style-name="T53">(</text:span><text:span text:style-name="T5">MySQL BETWEEN without endpoints. MySQL's BETWEEN includes all results between two endpoints as well as the endpoints.)</text:span></text:p>
      <text:p text:style-name="P4"/>
      <text:p text:style-name="P4"><text:soft-page-break/></text:p>
      <text:p text:style-name="P7">Q-<text:span text:style-name="T54">11</text:span>. Write An SQL Query To Print Details Of The Workers Who Have Joined In Feb’2014.</text:p>
      <text:p text:style-name="P12">Ans. Select * from Worker where year(JOINING_DATE) = 2014 and month(JOINING_DATE) = 2; <text:span text:style-name="T55">(Here <text:s/></text:span>JOINING_<text:span text:style-name="T55">DATE is of type DATETIME, the DATETIME type is used for values that contain both date and time parts. MySQL retrieves and displays DATETIME values in 'YYYY-MM-DD hh:mm:ss' format.)</text:span></text:p>
      <text:p text:style-name="P12"/>
      <text:p text:style-name="P12"/>
      <text:p text:style-name="P7">Q-<text:span text:style-name="T56">12</text:span>. Write An SQL Query To Fetch The No. Of Workers For Each Department In The Descending Order.</text:p>
      <text:p text:style-name="P7">Ans. SELECT DEPARTMENT, count(WORKER_ID) No_Of_Workers </text:p>
      <text:p text:style-name="P7">FROM worker </text:p>
      <text:p text:style-name="P13">GROUP BY DEPARTMENT ORDER BY No_Of_Workers DESC;</text:p>
      <text:p text:style-name="P13"/>
      <text:p text:style-name="P13"/>
      <text:p text:style-name="P13"/>
      <text:p text:style-name="P13"/>
      <text:p text:style-name="P13">Q-<text:span text:style-name="T56">13</text:span>. Write An SQL Query To Print Details Of The Workers Who Are Also Managers.</text:p>
      <text:p text:style-name="P13">Ans. SELECT DISTINCT W.FIRST_NAME, T.WORKER_TITLE FROM Worker W </text:p>
      <text:p text:style-name="P13">INNER JOIN Title T </text:p>
      <text:p text:style-name="P13">ON W.WORKER_ID = T.WORKER_REF_ID </text:p>
      <text:p text:style-name="P13">AND T.WORKER_TITLE in ('Manager');</text:p>
      <text:p text:style-name="P13"/>
      <text:p text:style-name="P13">Q-<text:span text:style-name="T57">14</text:span>. Write An SQL Query To Fetch Duplicate Records Having Matching Data In Some Fields Of A Table.</text:p>
      <text:p text:style-name="P13">Ans. SELECT WORKER_TITLE, AFFECTED_FROM, COUNT(*)</text:p>
      <text:p text:style-name="P13">FROM Title</text:p>
      <text:p text:style-name="P13">GROUP BY WORKER_TITLE, AFFECTED_FROM</text:p>
      <text:p text:style-name="P14">HAVING COUNT(*) &gt; 1;</text:p>
      <text:p text:style-name="P14"/>
      <text:p text:style-name="P14">Q-<text:span text:style-name="T58">15</text:span>. Write An SQL Query To Show Only Odd Rows From A Table.</text:p>
      <text:p text:style-name="P13">Ans. SELECT * FROM Worker WHERE MOD (WORKER_ID, 2) &lt;&gt; 0;</text:p>
      <text:p text:style-name="P13"/>
      <text:p text:style-name="P13">Q-<text:span text:style-name="T59">16</text:span>. Write An SQL Query To Clone A New Table From Another Table.</text:p>
      <text:p text:style-name="P13">Ans. The general query to clone a table with data is:</text:p>
      <text:p text:style-name="P13"/>
      <text:p text:style-name="P13">SELECT * INTO WorkerClone FROM Worker;</text:p>
      <text:p text:style-name="P13"/>
      <text:p text:style-name="P13">The general way to clone a table without information is:</text:p>
      <text:p text:style-name="P13"/>
      <text:p text:style-name="P13">SELECT * INTO WorkerClone FROM Worker WHERE 1 = 0;</text:p>
      <text:p text:style-name="P13"/>
      <text:p text:style-name="P13">Q-<text:span text:style-name="T60">17</text:span>. Write An SQL Query To Fetch Intersecting Records Of Two Tables.</text:p>
      <text:p text:style-name="P13">Ans. (SELECT * FROM Worker)</text:p>
      <text:p text:style-name="P13">INTERSECT</text:p>
      <text:p text:style-name="P13">(SELECT * FROM WorkerClone);</text:p>
      <text:p text:style-name="P13"/>
      <text:p text:style-name="P13">Q-<text:span text:style-name="T61">18</text:span>. Write An SQL Query To Show Records From One Table That Another Table Does Not Have.</text:p>
      <text:p text:style-name="P13">Ans. SELECT * FROM Worker</text:p>
      <text:p text:style-name="P13">MINUS</text:p>
      <text:p text:style-name="P15">SELECT * FROM Title;</text:p>
      <text:p text:style-name="P15"><text:soft-page-break/></text:p>
      <text:p text:style-name="P15">Q-<text:span text:style-name="T62">19</text:span>. Write An SQL Query To Show The Current Date And Time.</text:p>
      <text:p text:style-name="P13">Ans. Following MySQL query returns the current date:</text:p>
      <text:p text:style-name="P13">SELECT CURDATE();</text:p>
      <text:p text:style-name="P13"/>
      <text:p text:style-name="P13">Following MySQL query returns the current date and time:</text:p>
      <text:p text:style-name="P13">SELECT NOW();</text:p>
      <text:p text:style-name="P13"/>
      <text:p text:style-name="P13">Following SQL Server query returns the current date and time:</text:p>
      <text:p text:style-name="P13">SELECT getdate();</text:p>
      <text:p text:style-name="P13"/>
      <text:p text:style-name="P13">Following Oracle query returns the current date and time:</text:p>
      <text:p text:style-name="P13">SELECT SYSDATE FROM DUAL;</text:p>
      <text:p text:style-name="P13"/>
      <text:p text:style-name="P13"/>
      <text:p text:style-name="P13"/>
      <text:p text:style-name="P13"/>
      <text:p text:style-name="P13">Q-<text:span text:style-name="T63">20</text:span>. Write An SQL Query To Show The Top N (Say 10) Records Of A Table.</text:p>
      <text:p text:style-name="P13">Ans. Following MySQL query will return the top n records using the LIMIT method:</text:p>
      <text:p text:style-name="P13">SELECT * FROM Worker ORDER BY Salary DESC LIMIT 10;</text:p>
      <text:p text:style-name="P13"/>
      <text:p text:style-name="P13"/>
      <text:p text:style-name="P13">Q-<text:span text:style-name="T64">21</text:span>. Write An SQL Query To Determine The Nth (Say N=5) Highest Salary From A Table.</text:p>
      <text:p text:style-name="P13">Ans. The following MySQL query returns the nth highest salary:</text:p>
      <text:p text:style-name="P16">SELECT Salary FROM Worker ORDER BY Salary DESC LIMIT n-1,1; <text:span text:style-name="T64">(Here n-1 is offset i.e the 0 based index from where you want to start picking result, and 1 represents number of rows you want to return as result.</text:span></text:p>
      <text:p text:style-name="P16"/>
      <text:p text:style-name="P25"><text:s text:c="2"/></text:p>
      <text:p text:style-name="P13"/>
      <text:p text:style-name="P13"/>
      <text:p text:style-name="P13"/>
      <text:p text:style-name="P7">Q-<text:span text:style-name="T65">22</text:span>. Write An SQL Query To Determine The 5th Highest Salary Without Using TOP Or Limit Method.</text:p>
      <text:p text:style-name="P7">Ans. The following query is using the correlated subquery to return the 5th highest salary:</text:p>
      <text:p text:style-name="P7">SELECT Salary</text:p>
      <text:p text:style-name="P7">FROM Worker W1</text:p>
      <text:p text:style-name="P7">WHERE 4 = (</text:p>
      <text:p text:style-name="P7"><text:s/>SELECT COUNT( DISTINCT ( W2.Salary ) )</text:p>
      <text:p text:style-name="P7"><text:s/>FROM Worker W2</text:p>
      <text:p text:style-name="P7"><text:s/>WHERE W2.Salary &gt; W1.Salary</text:p>
      <text:p text:style-name="P17"><text:s/>);</text:p>
      <text:p text:style-name="P17"/>
      <text:p text:style-name="P17">Q-<text:span text:style-name="T66">23</text:span>. Write An SQL Query To Fetch The List Of Employees With The Same Salary.</text:p>
      <text:p text:style-name="P7">Ans. Select distinct W.WORKER_ID, W.FIRST_NAME, W.Salary </text:p>
      <text:p text:style-name="P7">from Worker W, Worker W1 </text:p>
      <text:p text:style-name="P7">where W.Salary = W1.Salary </text:p>
      <text:p text:style-name="P7">and W.WORKER_ID != W1.WORKER_ID;</text:p>
      <text:p text:style-name="P7"/>
      <text:p text:style-name="P7">Q-<text:span text:style-name="T67">24</text:span>. Write An SQL Query To Show The Second Highest Salary From A Table.</text:p>
      <text:p text:style-name="P7">Ans. Select max(Salary) from Worker </text:p>
      <text:p text:style-name="P7">where Salary not in (Select max(Salary) from Worker);</text:p>
      <text:p text:style-name="P7"><text:soft-page-break/></text:p>
      <text:p text:style-name="P7">Q-<text:span text:style-name="T68">25</text:span>. Write An SQL Query To Fetch The Departments That Have Less Than Five People In It.</text:p>
      <text:p text:style-name="P7">Ans. SELECT DEPARTMENT, COUNT(WORKER_ID) as 'Number of Workers' FROM Worker GROUP BY DEPARTMENT HAVING COUNT(WORKER_ID) &lt; 5;</text:p>
      <text:p text:style-name="P7"/>
      <text:p text:style-name="P7">Q-<text:span text:style-name="T69">26</text:span>. Write An SQL Query To Print The Name Of Employees Having The Highest Salary In Each Department.</text:p>
      <text:p text:style-name="P7">Ans. SELECT t.DEPARTMENT,t.FIRST_NAME,t.Salary from(SELECT max(Salary) as TotalSalary,DEPARTMENT from Worker group by DEPARTMENT) as TempNew </text:p>
      <text:p text:style-name="P7">Inner Join Worker t on TempNew.DEPARTMENT=t.DEPARTMENT </text:p>
      <text:p text:style-name="P7"><text:s/>and TempNew.TotalSalary=t.Salary;</text:p>
      <text:p text:style-name="P7"/>
      <text:p text:style-name="P7">Q-47. Write An SQL Query To Fetch Three Min Salaries From A Table.</text:p>
      <text:p text:style-name="P7">Ans. SELECT distinct Salary from worker a WHERE 3 &gt;= (SELECT count(distinct Salary) from worker b WHERE a.Salary &gt;= b.Salary) order by a.Salary desc;</text:p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Helvetica" svg:font-family="Helvetica, Arial, sans-serif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2:25:53.457025726</meta:creation-date>
    <meta:generator>LibreOffice/6.0.7.3$Linux_X86_64 LibreOffice_project/00m0$Build-3</meta:generator>
    <dc:date>2019-12-03T23:30:13.348650066</dc:date>
    <meta:editing-duration>PT9H10M53S</meta:editing-duration>
    <meta:editing-cycles>81</meta:editing-cycles>
    <meta:document-statistic meta:table-count="0" meta:image-count="0" meta:object-count="0" meta:page-count="6" meta:paragraph-count="141" meta:word-count="1655" meta:character-count="10171" meta:non-whitespace-character-count="8606"/>
  </office:meta>
</office:document-meta>
</file>